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Ultrafine_20_2_20_Dots_20_3_20_Dashes" svg:stroke-width="0.081cm" svg:stroke-color="#000000" draw:marker-start="" draw:marker-start-width="0.269cm" draw:marker-start-center="false" draw:marker-end="" draw:marker-end-width="0.269cm" draw:marker-end-center="false" draw:stroke-linejoin="round" svg:stroke-linecap="round" draw:fill="solid" draw:fill-color="#000000" draw:textarea-horizontal-align="justify" draw:textarea-vertical-align="middle" draw:auto-grow-height="false" draw:fit-to-size="false" style:shrink-to-fit="false" fo:min-height="2.956cm" fo:min-width="2.705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2" style:family="graphic" style:parent-style-name="standard" style:list-style-name="L2">
      <style:graphic-properties draw:stroke="solid" draw:stroke-dash="Ultrafine_20_2_20_Dots_20_3_20_Dashes" svg:stroke-width="0.081cm" svg:stroke-color="#000000" draw:marker-start="" draw:marker-start-width="0.269cm" draw:marker-start-center="false" draw:marker-end="" draw:marker-end-width="0.269cm" draw:marker-end-center="false" draw:stroke-linejoin="round" svg:stroke-linecap="round" draw:fill="solid" draw:fill-color="#000000" draw:textarea-horizontal-align="justify" draw:textarea-vertical-align="middle" draw:auto-grow-height="false" draw:fit-to-size="false" style:shrink-to-fit="false" fo:min-height="2.955cm" fo:min-width="2.706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1.016cm" fo:padding-top="0.125cm" fo:padding-bottom="0.125cm" fo:padding-left="0.25cm" fo:padding-right="0.25cm" fo:wrap-option="wrap" draw:shadow="visible" draw:shadow-offset-x="0.071cm" draw:shadow-offset-y="0.071cm" draw:shadow-color="#cccccc" loext:decorative="false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1.016cm" fo:padding-top="0.125cm" fo:padding-bottom="0.125cm" fo:padding-left="0.25cm" fo:padding-right="0.25cm" fo:wrap-option="wrap" draw:shadow="visible" draw:shadow-offset-x="0.071cm" draw:shadow-offset-y="0.071cm" draw:shadow-color="#cccccc" loext:decorative="false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1.016cm" fo:padding-top="0.125cm" fo:padding-bottom="0.125cm" fo:padding-left="0.25cm" fo:padding-right="0.25cm" fo:wrap-option="wrap" draw:shadow="visible" draw:shadow-offset-x="0.071cm" draw:shadow-offset-y="0.071cm" draw:shadow-color="#cccccc" loext:decorative="false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1.016cm" fo:padding-top="0.125cm" fo:padding-bottom="0.125cm" fo:padding-left="0.25cm" fo:padding-right="0.25cm" fo:wrap-option="wrap" draw:shadow="visible" draw:shadow-offset-x="0.071cm" draw:shadow-offset-y="0.071cm" draw:shadow-color="#cccccc" loext:decorative="false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1.016cm" fo:padding-top="0.125cm" fo:padding-bottom="0.125cm" fo:padding-left="0.25cm" fo:padding-right="0.25cm" fo:wrap-option="wrap" draw:shadow="hidden" draw:shadow-offset-x="0.071cm" draw:shadow-offset-y="0.071cm" draw:shadow-color="#cccccc" loext:decorative="false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1.016cm" fo:padding-top="0.125cm" fo:padding-bottom="0.125cm" fo:padding-left="0.25cm" fo:padding-right="0.25cm" fo:wrap-option="wrap" draw:shadow="hidden" draw:shadow-offset-x="0.071cm" draw:shadow-offset-y="0.071cm" draw:shadow-color="#cccccc" loext:decorative="false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1.016cm" fo:padding-top="0.125cm" fo:padding-bottom="0.125cm" fo:padding-left="0.25cm" fo:padding-right="0.25cm" fo:wrap-option="wrap" draw:shadow="hidden" draw:shadow-offset-x="0.071cm" draw:shadow-offset-y="0.071cm" draw:shadow-color="#cccccc" loext:decorative="false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1.016cm" fo:padding-top="0.125cm" fo:padding-bottom="0.125cm" fo:padding-left="0.25cm" fo:padding-right="0.25cm" fo:wrap-option="wrap" draw:shadow="hidden" draw:shadow-offset-x="0.071cm" draw:shadow-offset-y="0.071cm" draw:shadow-color="#cccccc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423cm" svg:stroke-color="#000000" draw:marker-start="" draw:marker-start-width="0.844cm" draw:marker-start-center="false" draw:marker-end="" draw:marker-end-width="0.844cm" draw:marker-end-center="false" draw:stroke-linejoin="round" svg:stroke-linecap="round" draw:fill="solid" draw:fill-color="#ffffff" draw:textarea-horizontal-align="justify" fo:padding-top="0.321cm" fo:padding-bottom="0.321cm" fo:padding-left="0.446cm" fo:padding-right="0.446cm" fo:wrap-option="wrap" draw:shadow="hidden" draw:shadow-offset-x="0.05cm" draw:shadow-offset-y="0.05cm" draw:shadow-color="#3465a4" loext:decorative="false"/>
    </style:style>
    <style:style style:name="gr12" style:family="graphic" style:parent-style-name="standard" style:list-style-name="L2">
      <style:graphic-properties draw:stroke="solid" draw:stroke-dash="Dashed_20__28_var_29__20_2" svg:stroke-width="0.423cm" svg:stroke-color="#000000" draw:marker-start="" draw:marker-start-width="0.844cm" draw:marker-start-center="false" draw:marker-end="" draw:marker-end-width="0.844cm" draw:marker-end-center="false" draw:stroke-linejoin="round" svg:stroke-linecap="round" draw:fill="solid" draw:fill-color="#ffffff" draw:textarea-horizontal-align="justify" fo:padding-top="0.321cm" fo:padding-bottom="0.321cm" fo:padding-left="0.446cm" fo:padding-right="0.446cm" fo:wrap-option="wrap" draw:shadow="hidden" draw:shadow-offset-x="0.05cm" draw:shadow-offset-y="0.05cm" draw:shadow-color="#3465a4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0.787cm" fo:padding-top="0.125cm" fo:padding-bottom="0.125cm" fo:padding-left="0.25cm" fo:padding-right="0.25cm" fo:wrap-option="wrap" draw:shadow="visible" draw:shadow-offset-x="0.071cm" draw:shadow-offset-y="0.071cm" draw:shadow-color="#cccccc" loext:decorative="false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stroke-linejoin="round" draw:fill="solid" draw:fill-color="#000000" draw:textarea-horizontal-align="justify" draw:textarea-vertical-align="middle" draw:auto-grow-height="false" fo:min-height="0.724cm" fo:min-width="0.799cm" fo:padding-top="0.125cm" fo:padding-bottom="0.125cm" fo:padding-left="0.25cm" fo:padding-right="0.25cm" fo:wrap-option="wrap" draw:shadow="visible" draw:shadow-offset-x="0.071cm" draw:shadow-offset-y="0.071cm" draw:shadow-color="#cccccc" loext:decorative="false"/>
    </style:style>
    <style:style style:name="gr15" style:family="graphic" style:parent-style-name="standard">
      <style:graphic-properties svg:stroke-width="0.423cm" svg:stroke-color="#000000" draw:marker-start-width="0.834cm" draw:marker-end-width="0.834cm" draw:fill-color="#ffffff" draw:opacity="100%" draw:textarea-horizontal-align="justify" draw:textarea-vertical-align="middle" draw:auto-grow-height="false" fo:min-height="3.583cm" fo:min-width="5.364cm" fo:padding-top="0.336cm" fo:padding-bottom="0.336cm" fo:padding-left="0.461cm" fo:padding-right="0.461cm" loext:decorative="false"/>
    </style:style>
    <style:style style:name="gr16" style:family="graphic" style:parent-style-name="standard">
      <style:graphic-properties svg:stroke-width="0.212cm" svg:stroke-color="#000000" draw:marker-start-width="0.518cm" draw:marker-end-width="0.518cm" draw:fill-color="#eeeeee" draw:textarea-vertical-align="middle" fo:padding-top="0.231cm" fo:padding-bottom="0.231cm" fo:padding-left="0.356cm" fo:padding-right="0.356cm" loext:decorative="false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feil: gebogen 19_ 1" draw:style-name="gr1" draw:text-style-name="P1" draw:layer="layout" svg:width="5.255cm" svg:height="5.256cm" draw:transform="skewX (0.000174532925199397) rotate (0.785398163397448) translate (6.083cm 12.821cm)">
          <text:p/>
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Pfeil: gebogen 19_ 2" draw:style-name="gr2" draw:text-style-name="P1" draw:layer="layout" svg:width="5.256cm" svg:height="5.255cm" draw:transform="skewX (0.000174532925199464) rotate (0.785572696322648) translate (6.082cm 12.819cm)">
          <text:p/>
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style-name="gr3" draw:text-style-name="P2" draw:layer="layout" svg:width="2cm" svg:height="2cm" svg:x="10.264cm" svg:y="17.886cm">
          <text:p/>
          <draw:enhanced-geometry svg:viewBox="0 0 21600 21600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cm" svg:height="2cm" svg:x="7.264cm" svg:y="17.886cm">
          <text:p/>
          <draw:enhanced-geometry svg:viewBox="0 0 21600 21600" draw:mirror-horizontal="true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cm" svg:height="2cm" draw:transform="rotate (1.5707963267949) translate (8.764cm 18.386cm)">
          <text:p/>
          <draw:enhanced-geometry svg:viewBox="0 0 21600 21600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2cm" svg:height="2cm" draw:transform="rotate (-1.5707963267949) translate (10.764cm 19.386cm)">
          <text:p/>
          <draw:enhanced-geometry svg:viewBox="0 0 21600 21600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2cm" svg:height="2cm" draw:transform="rotate (1.5707963267949) translate (14.716cm 12.049cm)">
          <text:p/>
          <draw:enhanced-geometry svg:viewBox="0 0 21600 21600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cm" svg:height="2cm" draw:transform="rotate (1.5707963267949) translate (14.748cm 16.303cm)">
          <text:p/>
          <draw:enhanced-geometry svg:viewBox="0 0 21600 21600" draw:mirror-vertical="true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2cm" svg:height="2cm" draw:transform="rotate (-3.14159265358979) translate (14.584cm 14.208cm)">
          <text:p/>
          <draw:enhanced-geometry svg:viewBox="0 0 21600 21600" draw:mirror-vertical="true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cm" svg:height="2cm" draw:transform="rotate (-3.14159265358979) translate (18.92cm 14.209cm)">
          <text:p/>
          <draw:enhanced-geometry svg:viewBox="0 0 21600 21600" draw:mirror-vertical="true" draw:mirror-horizontal="true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name="end-event-none" draw:style-name="gr11" draw:text-style-name="P3" draw:layer="layout" svg:width="4.683cm" svg:height="4.683cm" svg:x="13.397cm" svg:y="10.857cm" svg:viewBox="0 0 4684 4684" svg:d="M4684 2340c0-1292-1048-2340-2335-2340-1296 0-2349 1048-2349 2340 0 1291 1053 2344 2349 2344 1287 0 2335-1053 2335-2344z">
          <svg:title>end-event-none</svg:title>
          <text:p/>
        </draw:path>
        <draw:path draw:name="end-event-none 1" draw:style-name="gr12" draw:text-style-name="P3" draw:layer="layout" svg:width="4.683cm" svg:height="4.683cm" svg:x="13.192cm" svg:y="16.572cm" svg:viewBox="0 0 4684 4684" svg:d="M4684 2340c0-1292-1048-2340-2335-2340-1296 0-2349 1048-2349 2340 0 1291 1053 2344 2349 2344 1287 0 2335-1053 2335-2344z">
          <svg:title>end-event-none</svg:title>
          <text:p/>
        </draw:path>
        <draw:custom-shape draw:style-name="gr13" draw:text-style-name="P2" draw:layer="layout" svg:width="1.698cm" svg:height="2cm" draw:transform="rotate (1.5707963267949) translate (3.794cm 17.954cm)">
          <text:p/>
          <draw:enhanced-geometry svg:viewBox="0 0 21600 21600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.714cm" svg:height="2cm" draw:transform="rotate (-1.5707963267949) translate (5.794cm 19.542cm)">
          <text:p/>
          <draw:enhanced-geometry svg:viewBox="0 0 21600 21600" draw:mirror-horizontal="false" draw:mirror-vertical="false" draw:text-areas="0 ?f0 ?f5 ?f2" draw:type="right-arrow" draw:modifiers="10859.3703148426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4" draw:layer="layout" svg:width="6.286cm" svg:height="4.255cm" draw:transform="skewX (0.000698131700797732) translate (0.749cm 10.651cm)">
          <text:p/>
          <draw:enhanced-geometry svg:viewBox="0 0 21600 21600" draw:type="rectangle" draw:enhanced-path="M 0 0 L 21600 0 21600 21600 0 21600 0 0 Z N"/>
        </draw:custom-shape>
        <draw:path draw:style-name="gr16" draw:text-style-name="P5" draw:layer="layout" svg:width="2.539cm" svg:height="5.142cm" svg:x="10.525cm" svg:y="21.32cm" svg:viewBox="0 0 2540 5143" svg:d="M0 0h2540l-1207 5143c-127-1968-254-3238-254-3238-127-889-508-1461-1079-190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4-03-15T13:32:47.956000000</meta:creation-date>
    <dc:date>2024-03-16T18:42:29.119000000</dc:date>
    <dc:creator>Chad Sutton</dc:creator>
    <meta:editing-duration>PT6H57M8S</meta:editing-duration>
    <meta:editing-cycles>9</meta:editing-cycles>
    <meta:generator>LibreOffice/7.6.5.2$Windows_X86_64 LibreOffice_project/38d5f62f85355c192ef5f1dd47c5c0c0c6d6598b</meta:generator>
    <meta:document-statistic meta:object-count="16"/>
  </office:meta>
</office:document-meta>
</file>